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982" calcext:value-type="float">
            <text:p>0.098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2.68" calcext:value-type="float">
            <text:p>2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4:07:20.703000000</meta:creation-date>
    <dc:date>2013-12-08T15:21:18.203000000</dc:date>
    <meta:editing-duration>PT13M17S</meta:editing-duration>
    <meta:editing-cycles>1</meta:editing-cycles>
    <meta:document-statistic meta:table-count="1" meta:cell-count="11" meta:object-count="0"/>
    <meta:generator>LibreOffice/4.1.3.2$Windows_x86 LibreOffice_project/70feb7d99726f064edab4605a8ab840c50ec57a</meta:generator>
  </office:meta>
</office:document-meta>
</file>